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>
      <style:graphic-properties draw:fill-color="#ffffff" fo:min-height="12.056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  <style:text-properties fo:font-size="20pt" style:font-size-asian="20pt" style:font-size-complex="2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ulti Network Capture</text:p>
          </draw:text-box>
        </draw:frame>
        <draw:frame presentation:style-name="pr2" draw:text-style-name="P1" draw:layer="layout" svg:width="19.5cm" svg:height="12.056cm" svg:x="1.4cm" svg:y="0.6cm" presentation:class="subtitle">
          <draw:text-box>
            <text:p><text:span text:style-name="T1">By: Jeremie Nieto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Problem: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Often in Telecommunications networks there is a need to capture network traffic between devices.</text:p>
              </text:list-item>
              <text:list-item>
                <text:p>Usually a problem in the network or misbehaving device.</text:p>
              </text:list-item>
              <text:list-item>
                <text:p>RFC Compliance issues with aspects of the protocol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Customers find issues with software and they myst be duplicated in test lab</text:p>
              </text:list-item>
              <text:list-item>
                <text:p>Involves tedious steps to set up tcpdumps on multiple servers during a test for later analysi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chnologie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Tomcat Server</text:p>
              </text:list-item>
              <text:list-item>
                <text:p>HTML/CSS</text:p>
              </text:list-item>
              <text:list-item>
                <text:p>Javascript </text:p>
              </text:list-item>
              <text:list-item>
                <text:p>Java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Solution: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TCPDump web server tool that makes this job easier</text:p>
              </text:list-item>
              <text:list-item>
                <text:p>Allows you to specify the servers to run on.</text:p>
              </text:list-item>
              <text:list-item>
                <text:p>GUI to make selection of common options easier.</text:p>
              </text:list-item>
              <text:list-item>
                <text:p>Executes the captures on all hosts simultaneously.</text:p>
              </text:list-item>
              <text:list-item>
                <text:p>Option to save to .pcap files and copy the results back to the webserver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781271DC9D224A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10:29:29.072046811</meta:creation-date>
    <meta:editing-duration>PT2H44M39S</meta:editing-duration>
    <meta:editing-cycles>3</meta:editing-cycles>
    <meta:generator>LibreOffice/6.1.3.2$Linux_X86_64 LibreOffice_project/10$Build-2</meta:generator>
    <dc:title>Bright Blue</dc:title>
    <dc:date>2018-12-04T19:44:47.294290427</dc:date>
    <meta:document-statistic meta:object-count="41"/>
  </office:meta>
</office:document-meta>
</file>